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c08" officeooo:paragraph-rsid="000dbc08"/>
    </style:style>
    <style:style style:name="P2" style:family="paragraph" style:parent-style-name="Standard">
      <style:text-properties officeooo:rsid="000dbc08" officeooo:paragraph-rsid="0012e1b2"/>
    </style:style>
    <style:style style:name="P3" style:family="paragraph" style:parent-style-name="Standard">
      <style:text-properties fo:font-size="26pt" fo:font-weight="bold" officeooo:rsid="000dbc08" officeooo:paragraph-rsid="000dbc08" style:font-size-asian="26pt" style:font-weight-asian="bold" style:font-size-complex="26pt" style:font-weight-complex="bold"/>
    </style:style>
    <style:style style:name="P4" style:family="paragraph" style:parent-style-name="Standard">
      <style:text-properties fo:font-weight="bold" officeooo:rsid="0012e1b2" officeooo:paragraph-rsid="0012e1b2" style:font-weight-asian="bold" style:font-weight-complex="bold"/>
    </style:style>
    <style:style style:name="P5" style:family="paragraph" style:parent-style-name="Standard">
      <style:text-properties fo:font-size="16pt" fo:font-weight="bold" officeooo:rsid="000dbc08" officeooo:paragraph-rsid="000dbc0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6316d" officeooo:paragraph-rsid="0016316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d2be8" officeooo:paragraph-rsid="001d2be8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f1a2e" officeooo:paragraph-rsid="001f1a2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fo:font-weight="bold" officeooo:rsid="000dbc08" officeooo:paragraph-rsid="000dbc08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0f5060" officeooo:paragraph-rsid="000f5060"/>
    </style:style>
    <style:style style:name="P11" style:family="paragraph" style:parent-style-name="Standard">
      <style:text-properties officeooo:rsid="0010d30f" officeooo:paragraph-rsid="0010d30f"/>
    </style:style>
    <style:style style:name="P12" style:family="paragraph" style:parent-style-name="Standard">
      <style:text-properties officeooo:rsid="00128d8a" officeooo:paragraph-rsid="00128d8a"/>
    </style:style>
    <style:style style:name="P13" style:family="paragraph" style:parent-style-name="Standard">
      <style:text-properties officeooo:rsid="0012e1b2" officeooo:paragraph-rsid="0012e1b2"/>
    </style:style>
    <style:style style:name="P14" style:family="paragraph" style:parent-style-name="Standard">
      <style:text-properties officeooo:rsid="0013a2a6" officeooo:paragraph-rsid="0013a2a6"/>
    </style:style>
    <style:style style:name="P15" style:family="paragraph" style:parent-style-name="Standard">
      <style:text-properties officeooo:rsid="0013b2f2" officeooo:paragraph-rsid="0013b2f2"/>
    </style:style>
    <style:style style:name="P16" style:family="paragraph" style:parent-style-name="Standard">
      <style:text-properties officeooo:rsid="0014ad0b" officeooo:paragraph-rsid="0014ad0b"/>
    </style:style>
    <style:style style:name="P17" style:family="paragraph" style:parent-style-name="Standard">
      <style:text-properties officeooo:rsid="0016316d" officeooo:paragraph-rsid="0016316d"/>
    </style:style>
    <style:style style:name="P18" style:family="paragraph" style:parent-style-name="Standard">
      <style:text-properties officeooo:rsid="00165f47" officeooo:paragraph-rsid="00165f47"/>
    </style:style>
    <style:style style:name="P19" style:family="paragraph" style:parent-style-name="Standard">
      <style:text-properties officeooo:rsid="0017281f" officeooo:paragraph-rsid="0017281f"/>
    </style:style>
    <style:style style:name="P20" style:family="paragraph" style:parent-style-name="Standard">
      <style:text-properties officeooo:rsid="0017ce41" officeooo:paragraph-rsid="0017ce41"/>
    </style:style>
    <style:style style:name="P21" style:family="paragraph" style:parent-style-name="Standard">
      <style:text-properties officeooo:rsid="00186726" officeooo:paragraph-rsid="00186726"/>
    </style:style>
    <style:style style:name="P22" style:family="paragraph" style:parent-style-name="Standard">
      <style:text-properties officeooo:rsid="0018b57f" officeooo:paragraph-rsid="0018b57f"/>
    </style:style>
    <style:style style:name="P23" style:family="paragraph" style:parent-style-name="Standard">
      <style:text-properties officeooo:rsid="0019d4de" officeooo:paragraph-rsid="0019d4de"/>
    </style:style>
    <style:style style:name="P24" style:family="paragraph" style:parent-style-name="Standard">
      <style:text-properties officeooo:rsid="001a3372" officeooo:paragraph-rsid="001a3372"/>
    </style:style>
    <style:style style:name="P25" style:family="paragraph" style:parent-style-name="Standard">
      <style:text-properties officeooo:rsid="001d2be8" officeooo:paragraph-rsid="001d2be8"/>
    </style:style>
    <style:style style:name="P26" style:family="paragraph" style:parent-style-name="Standard">
      <style:text-properties officeooo:rsid="001daef7" officeooo:paragraph-rsid="001daef7"/>
    </style:style>
    <style:style style:name="P27" style:family="paragraph" style:parent-style-name="Standard">
      <style:text-properties officeooo:rsid="001e3ecb" officeooo:paragraph-rsid="001e3ecb"/>
    </style:style>
    <style:style style:name="P28" style:family="paragraph" style:parent-style-name="Standard">
      <style:text-properties officeooo:rsid="001f1a2e" officeooo:paragraph-rsid="001f1a2e"/>
    </style:style>
    <style:style style:name="P29" style:family="paragraph" style:parent-style-name="Standard">
      <style:text-properties officeooo:rsid="00203391" officeooo:paragraph-rsid="00203391"/>
    </style:style>
    <style:style style:name="P30" style:family="paragraph" style:parent-style-name="Standard">
      <style:text-properties officeooo:rsid="0021aed8" officeooo:paragraph-rsid="0021aed8"/>
    </style:style>
    <style:style style:name="P31" style:family="paragraph" style:parent-style-name="Standard">
      <style:text-properties officeooo:rsid="00221360" officeooo:paragraph-rsid="00221360"/>
    </style:style>
    <style:style style:name="P32" style:family="paragraph" style:parent-style-name="Standard">
      <style:text-properties officeooo:rsid="000f5060" officeooo:paragraph-rsid="000f5060"/>
    </style:style>
    <style:style style:name="P33" style:family="paragraph" style:parent-style-name="Standard">
      <style:text-properties fo:font-size="16pt" fo:font-weight="bold" officeooo:rsid="00221360" officeooo:paragraph-rsid="0022136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0f5060" officeooo:paragraph-rsid="000f5060" style:font-size-asian="16pt" style:font-weight-asian="bold" style:font-size-complex="16pt" style:font-weight-complex="bold"/>
    </style:style>
    <style:style style:name="T1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a9b7c6" style:font-name="DejaVu Sans Mono" fo:font-size="9pt" fo:font-style="normal" fo:font-weight="bold" style:font-size-asian="9pt" style:font-style-asian="normal" style:font-weight-asian="bold"/>
    </style:style>
    <style:style style:name="T3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4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ffc66d" style:font-name="DejaVu Sans Mono" fo:font-size="9pt" fo:font-style="italic" fo:font-weight="normal" style:font-size-asian="9pt" style:font-style-asian="italic" style:font-weight-asian="normal"/>
    </style:style>
    <style:style style:name="T10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officeooo:rsid="0013b2f2"/>
    </style:style>
    <style:style style:name="T1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officeooo:rsid="00221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yptography</text:p>
      <text:p text:style-name="P1"/>
      <text:p text:style-name="P1">Cryptography is a big ecosystem. There is an encryption, a message digest, a signature, a message authentication code.</text:p>
      <text:p text:style-name="P1"/>
      <text:p text:style-name="P13">All of these codes use extra dependency.</text:p>
      <text:p text:style-name="P2"/>
      <text:p text:style-name="P2">Edit build.gradle (Module: app).</text:p>
      <text:p text:style-name="P2"/>
      <text:p text:style-name="P2">Add this dependency.</text:p>
      <text:p text:style-name="P2"/>
      <text:p text:style-name="P2"><text:span text:style-name="T1">implementation </text:span><text:span text:style-name="T4">"androidx.security:security-crypto:1.0.0-beta01"</text:span></text:p>
      <text:p text:style-name="P1"/>
      <text:p text:style-name="P5">Encryption</text:p>
      <text:p text:style-name="P1"/>
      <text:p text:style-name="P9">Symmetrical Encryption</text:p>
      <text:p text:style-name="P1"/>
      <text:p text:style-name="P1">It means we use the same key to encrypt and decrypt the payload.</text:p>
      <text:p text:style-name="P1"/>
      <text:p text:style-name="P1">Create a new empty Activity. Name it HelloCryptography1.</text:p>
      <text:p text:style-name="P1"/>
      <text:p text:style-name="P1">Edit app / java / com.example.hellocryptography1 / MainActivity.</text:p>
      <text:p text:style-name="P1"/>
      <text:p text:style-name="P1"><text:span text:style-name="T5">package </text:span><text:span text:style-name="T1">com.example.hellocryptography1</text:span><text:line-break/><text:line-break/><text:span text:style-name="T5">import </text:span><text:span text:style-name="T1">androidx.appcompat.app.AppCompatActivity</text:span><text:line-break/><text:span text:style-name="T5">import </text:span><text:span text:style-name="T1">android.os.Bundle</text:span><text:line-break/><text:span text:style-name="T5">import </text:span><text:span text:style-name="T1">android.util.Log</text:span><text:line-break/><text:span text:style-name="T5">import </text:span><text:span text:style-name="T1">androidx.security.crypto.EncryptedFile</text:span><text:line-break/><text:span text:style-name="T5">import </text:span><text:span text:style-name="T1">androidx.security.crypto.MasterKeys</text:span><text:line-break/><text:span text:style-name="T5">import </text:span><text:span text:style-name="T1">java.io.File</text:span><text:line-break/><text:line-break/><text:line-break/><text:span text:style-name="T5">const val </text:span><text:span text:style-name="T6">LOG </text:span><text:span text:style-name="T1">= </text:span><text:span text:style-name="T4">"hello-cryptography"</text:span><text:line-break/><text:line-break/><text:span text:style-name="T5">class </text:span><text:span text:style-name="T1">MainActivity : AppCompatActivity() {</text:span><text:line-break/><text:line-break/><text:span text:style-name="T1"> <text:s text:c="3"/></text:span><text:span text:style-name="T5">private val </text:span><text:span text:style-name="T7">keyGenParameterSpec </text:span><text:span text:style-name="T1">= MasterKeys.</text:span><text:span text:style-name="T6">AES256_GCM_SPEC</text:span><text:line-break/><text:span text:style-name="T6"> <text:s text:c="3"/></text:span><text:span text:style-name="T5">private val </text:span><text:span text:style-name="T7">masterKeyAlias </text:span><text:span text:style-name="T1">= MasterKeys.getOrCreate(</text:span><text:span text:style-name="T7">keyGenParameterSpec</text:span><text:span text:style-name="T1">)</text:span><text:line-break/><text:span text:style-name="T1"> <text:s text:c="3"/></text:span><text:span text:style-name="T5">private val </text:span><text:span text:style-name="T7">file </text:span><text:span text:style-name="T1">= </text:span><text:span text:style-name="T4">"sensitive_data.txt"</text:span><text:line-break/><text:line-break/><text:span text:style-name="T4"> <text:s text:c="3"/></text:span><text:span text:style-name="T5">override fun </text:span><text:span text:style-name="T8">onCreate</text:span><text:span text:style-name="T1">(savedInstanceState: Bundle?) {</text:span><text:line-break/><text:span text:style-name="T1"> <text:s text:c="7"/></text:span><text:span text:style-name="T5">super</text:span><text:span text:style-name="T1">.onCreate(savedInstanceState)</text:span><text:line-break/><text:span text:style-name="T1"> <text:s text:c="7"/>setContentView(R.layout.</text:span><text:span text:style-name="T6">activity_main</text:span><text:span text:style-name="T1">)</text:span><text:line-break/><text:line-break/><text:span text:style-name="T1"> <text:s text:c="7"/>encrypt()</text:span><text:line-break/><text:line-break/><text:span text:style-name="T1"> <text:s text:c="7"/>decrypt()</text:span><text:line-break/><text:span text:style-name="T1"> <text:s text:c="3"/>}</text:span><text:line-break/><text:line-break/><text:span text:style-name="T1"> <text:s text:c="3"/></text:span><text:span text:style-name="T5">fun </text:span><text:span text:style-name="T8">encrypt</text:span><text:span text:style-name="T1">() {</text:span><text:line-break/><text:span text:style-name="T1"> <text:s text:c="7"/></text:span><text:span text:style-name="T5">val </text:span><text:span text:style-name="T1">encryptedFile = EncryptedFile.Builder(</text:span><text:line-break/><text:span text:style-name="T1"> <text:s text:c="15"/>File(</text:span><text:span text:style-name="T6">applicationContext</text:span><text:span text:style-name="T1">.</text:span><text:span text:style-name="T6">filesDir</text:span><text:span text:style-name="T5">, </text:span><text:span text:style-name="T7">file</text:span><text:span text:style-name="T1">)</text:span><text:span text:style-name="T5">,</text:span><text:line-break/><text:span text:style-name="T5"> <text:s text:c="15"/></text:span><text:span text:style-name="T6">applicationContext</text:span><text:span text:style-name="T5">,</text:span><text:line-break/><text:span text:style-name="T5"> <text:s text:c="15"/></text:span><text:span text:style-name="T7">masterKeyAlias</text:span><text:span text:style-name="T5">,</text:span><text:line-break/><text:span text:style-name="T5"> <text:s text:c="15"/></text:span><text:span text:style-name="T1">EncryptedFile.FileEncryptionScheme.</text:span><text:span text:style-name="T7">AES256_GCM_HKDF_4KB</text:span><text:line-break/><text:span text:style-name="T7"> <text:s text:c="7"/></text:span><text:span text:style-name="T1">).build()</text:span><text:line-break/><text:soft-page-break/><text:line-break/><text:span text:style-name="T1"> <text:s text:c="7"/>encryptedFile.openFileOutput().</text:span><text:span text:style-name="T9">bufferedWriter</text:span><text:span text:style-name="T1">().</text:span><text:span text:style-name="T9">use </text:span><text:span text:style-name="T2">{</text:span><text:line-break/><text:span text:style-name="T2"> <text:s text:c="11"/>it</text:span><text:span text:style-name="T1">.write(</text:span><text:span text:style-name="T4">"Hello Jakarta"</text:span><text:span text:style-name="T1">)</text:span><text:line-break/><text:span text:style-name="T1"> <text:s text:c="7"/></text:span><text:span text:style-name="T2">}</text:span><text:line-break/><text:span text:style-name="T2"> <text:s text:c="3"/></text:span><text:span text:style-name="T1">}</text:span><text:line-break/><text:line-break/><text:span text:style-name="T1"> <text:s text:c="3"/></text:span><text:span text:style-name="T5">fun </text:span><text:span text:style-name="T8">decrypt</text:span><text:span text:style-name="T1">() {</text:span><text:line-break/><text:span text:style-name="T1"> <text:s text:c="7"/></text:span><text:span text:style-name="T5">val </text:span><text:span text:style-name="T1">encryptedFile = EncryptedFile.Builder(</text:span><text:line-break/><text:span text:style-name="T1"> <text:s text:c="15"/>File(</text:span><text:span text:style-name="T6">applicationContext</text:span><text:span text:style-name="T1">.</text:span><text:span text:style-name="T6">filesDir</text:span><text:span text:style-name="T5">, </text:span><text:span text:style-name="T7">file</text:span><text:span text:style-name="T1">)</text:span><text:span text:style-name="T5">,</text:span><text:line-break/><text:span text:style-name="T5"> <text:s text:c="15"/></text:span><text:span text:style-name="T6">applicationContext</text:span><text:span text:style-name="T5">,</text:span><text:line-break/><text:span text:style-name="T5"> <text:s text:c="15"/></text:span><text:span text:style-name="T7">masterKeyAlias</text:span><text:span text:style-name="T5">,</text:span><text:line-break/><text:span text:style-name="T5"> <text:s text:c="15"/></text:span><text:span text:style-name="T1">EncryptedFile.FileEncryptionScheme.</text:span><text:span text:style-name="T7">AES256_GCM_HKDF_4KB</text:span><text:line-break/><text:span text:style-name="T7"> <text:s text:c="7"/></text:span><text:span text:style-name="T1">).build()</text:span><text:line-break/><text:line-break/><text:span text:style-name="T1"> <text:s text:c="7"/></text:span><text:span text:style-name="T5">val </text:span><text:span text:style-name="T1">contents = encryptedFile.openFileInput().</text:span><text:span text:style-name="T9">bufferedReader</text:span><text:span text:style-name="T1">().readLine()</text:span><text:line-break/><text:line-break/><text:span text:style-name="T1"> <text:s text:c="7"/>Log.d(</text:span><text:span text:style-name="T6">LOG</text:span><text:span text:style-name="T5">, </text:span><text:span text:style-name="T1">contents)</text:span><text:line-break/><text:span text:style-name="T1"> <text:s text:c="3"/>}</text:span><text:line-break/><text:span text:style-name="T1">}</text:span></text:p>
      <text:p text:style-name="P1"/>
      <text:p text:style-name="P1">To get the alias of the master key, we use MasterKeys object.</text:p>
      <text:p text:style-name="P1"/>
      <text:p text:style-name="P1"><text:span text:style-name="T5">private val </text:span><text:span text:style-name="T7">keyGenParameterSpec </text:span><text:span text:style-name="T1">= MasterKeys.</text:span><text:span text:style-name="T6">AES256_GCM_SPEC</text:span><text:line-break/><text:span text:style-name="T5">private val </text:span><text:span text:style-name="T7">masterKeyAlias </text:span><text:span text:style-name="T1">= MasterKeys.getOrCreate(</text:span><text:span text:style-name="T7">keyGenParameterSpec</text:span><text:span text:style-name="T1">)</text:span></text:p>
      <text:p text:style-name="P1"/>
      <text:p text:style-name="P10">We use AES encryption algorithm.</text:p>
      <text:p text:style-name="P10"/>
      <text:p text:style-name="P10"><text:a xlink:type="simple" xlink:href="https://en.wikipedia.org/wiki/Advanced_Encryption_Standard" text:style-name="Internet_20_link" text:visited-style-name="Visited_20_Internet_20_Link">https://en.wikipedia.org/wiki/Advanced_Encryption_Standard</text:a></text:p>
      <text:p text:style-name="P10"/>
      <text:p text:style-name="P10">There are other symmetric cryptography algorithms, such as 3DES.</text:p>
      <text:p text:style-name="P10"/>
      <text:p text:style-name="P10"><text:a xlink:type="simple" xlink:href="https://en.wikipedia.org/wiki/Triple_DES" text:style-name="Internet_20_link" text:visited-style-name="Visited_20_Internet_20_Link">https://en.wikipedia.org/wiki/Triple_DES</text:a></text:p>
      <text:p text:style-name="P10"/>
      <text:p text:style-name="P10">GCM means Galois/Counter Mode.</text:p>
      <text:p text:style-name="P10"/>
      <text:p text:style-name="P10"><text:a xlink:type="simple" xlink:href="https://en.wikipedia.org/wiki/Galois/Counter_Mode" text:style-name="Internet_20_link" text:visited-style-name="Visited_20_Internet_20_Link">https://en.wikipedia.org/wiki/Galois/Counter_Mode</text:a></text:p>
      <text:p text:style-name="P10"/>
      <text:p text:style-name="P10">Then we create an encrypted file object.</text:p>
      <text:p text:style-name="P10"/>
      <text:p text:style-name="P10"><text:span text:style-name="T5">val </text:span><text:span text:style-name="T1">encryptedFile = EncryptedFile.Builder(</text:span><text:line-break/><text:span text:style-name="T1"> <text:s text:c="7"/>File(</text:span><text:span text:style-name="T6">applicationContext</text:span><text:span text:style-name="T1">.</text:span><text:span text:style-name="T6">filesDir</text:span><text:span text:style-name="T5">, </text:span><text:span text:style-name="T7">file</text:span><text:span text:style-name="T1">)</text:span><text:span text:style-name="T5">,</text:span><text:line-break/><text:span text:style-name="T5"> <text:s text:c="7"/></text:span><text:span text:style-name="T6">applicationContext</text:span><text:span text:style-name="T5">,</text:span><text:line-break/><text:span text:style-name="T5"> <text:s text:c="7"/></text:span><text:span text:style-name="T7">masterKeyAlias</text:span><text:span text:style-name="T5">,</text:span><text:line-break/><text:span text:style-name="T5"> <text:s text:c="7"/></text:span><text:span text:style-name="T1">EncryptedFile.FileEncryptionScheme.</text:span><text:span text:style-name="T7">AES256_GCM_HKDF_4KB</text:span><text:line-break/><text:span text:style-name="T1">).build()</text:span></text:p>
      <text:p text:style-name="P10"/>
      <text:p text:style-name="P10">The builder receives the location of the encrypted file, the context, the alias of the master key, and the encryption scheme.</text:p>
      <text:p text:style-name="P10"/>
      <text:p text:style-name="P11">Then to write the content of the encrypted file, we can use buffered writer.</text:p>
      <text:p text:style-name="P11"/>
      <text:p text:style-name="P11"><text:span text:style-name="T1">encryptedFile.openFileOutput().</text:span><text:span text:style-name="T9">bufferedWriter</text:span><text:span text:style-name="T1">().</text:span><text:span text:style-name="T9">use </text:span><text:span text:style-name="T2">{</text:span><text:line-break/><text:span text:style-name="T2"> <text:s text:c="3"/>it</text:span><text:span text:style-name="T1">.write(</text:span><text:span text:style-name="T4">"Hello Jakarta"</text:span><text:span text:style-name="T1">)</text:span><text:line-break/><text:span text:style-name="T2">}</text:span></text:p>
      <text:p text:style-name="P11"/>
      <text:p text:style-name="P11">Then to read the content of the encrypted file, we can use buffered reader.</text:p>
      <text:p text:style-name="P11"/>
      <text:p text:style-name="P11"><text:span text:style-name="T5">val </text:span><text:span text:style-name="T1">contents = encryptedFile.openFileInput().</text:span><text:span text:style-name="T9">bufferedReader</text:span><text:span text:style-name="T1">().readLine()</text:span></text:p>
      <text:p text:style-name="P11"/>
      <text:p text:style-name="P12"><text:soft-page-break/>If we ran the application, we would get this output in the log.</text:p>
      <text:p text:style-name="P12"/>
      <text:p text:style-name="P12">2020-03-20 11:54:42.310 24661-24661/com.example.hellocryptography1 D/hello-cryptography: Hello Jakarta</text:p>
      <text:p text:style-name="P10"/>
      <text:p text:style-name="P4">String Symmetrical Encryption</text:p>
      <text:p text:style-name="P13"/>
      <text:p text:style-name="P13">To encrypt the string, not the file, we can use the instance of the Cipher.</text:p>
      <text:p text:style-name="P13"/>
      <text:p text:style-name="P13">Create an empty Activity project. Name it HelloCryptography2.</text:p>
      <text:p text:style-name="P13"/>
      <text:p text:style-name="P13">Edit app / java / com.example.hellocryptography2 / MainActivity.</text:p>
      <text:p text:style-name="P10"/>
      <text:p text:style-name="P10"><text:span text:style-name="T5">package </text:span><text:span text:style-name="T1">com.example.hellocryptography2</text:span><text:line-break/><text:line-break/><text:span text:style-name="T5">import </text:span><text:span text:style-name="T1">androidx.appcompat.app.AppCompatActivity</text:span><text:line-break/><text:span text:style-name="T5">import </text:span><text:span text:style-name="T1">android.os.Bundle</text:span><text:line-break/><text:span text:style-name="T5">import </text:span><text:span text:style-name="T1">android.util.Log</text:span><text:line-break/><text:span text:style-name="T5">import </text:span><text:span text:style-name="T1">java.security.SecureRandom</text:span><text:line-break/><text:span text:style-name="T5">import </text:span><text:span text:style-name="T1">javax.crypto.Cipher</text:span><text:line-break/><text:span text:style-name="T5">import </text:span><text:span text:style-name="T1">javax.crypto.KeyGenerator</text:span><text:line-break/><text:span text:style-name="T5">import </text:span><text:span text:style-name="T1">javax.crypto.SecretKey</text:span><text:line-break/><text:span text:style-name="T5">import </text:span><text:span text:style-name="T1">javax.crypto.spec.IvParameterSpec</text:span><text:line-break/><text:line-break/><text:line-break/><text:span text:style-name="T5">const val </text:span><text:span text:style-name="T6">LOG </text:span><text:span text:style-name="T1">= </text:span><text:span text:style-name="T4">"hello-cryptography"</text:span><text:line-break/><text:line-break/><text:span text:style-name="T5">class </text:span><text:span text:style-name="T1">MainActivity : AppCompatActivity() {</text:span><text:line-break/><text:line-break/><text:span text:style-name="T1"> <text:s text:c="3"/></text:span><text:span text:style-name="T5">private val </text:span><text:span text:style-name="T7">cipher </text:span><text:span text:style-name="T1">= Cipher.getInstance(</text:span><text:span text:style-name="T4">"AES/CBC/PKCS5PADDING"</text:span><text:span text:style-name="T1">)</text:span><text:line-break/><text:line-break/><text:span text:style-name="T1"> <text:s text:c="3"/></text:span><text:span text:style-name="T5">override fun </text:span><text:span text:style-name="T8">onCreate</text:span><text:span text:style-name="T1">(savedInstanceState: Bundle?) {</text:span><text:line-break/><text:span text:style-name="T1"> <text:s text:c="7"/></text:span><text:span text:style-name="T5">super</text:span><text:span text:style-name="T1">.onCreate(savedInstanceState)</text:span><text:line-break/><text:span text:style-name="T1"> <text:s text:c="7"/>setContentView(R.layout.</text:span><text:span text:style-name="T6">activity_main</text:span><text:span text:style-name="T1">)</text:span><text:line-break/><text:line-break/><text:span text:style-name="T1"> <text:s text:c="7"/></text:span><text:span text:style-name="T5">val </text:span><text:span text:style-name="T1">key = generateKey()</text:span><text:line-break/><text:span text:style-name="T1"> <text:s text:c="7"/></text:span><text:span text:style-name="T5">val </text:span><text:span text:style-name="T1">iv = generateIv()</text:span><text:line-break/><text:span text:style-name="T1"> <text:s text:c="7"/></text:span><text:span text:style-name="T5">val </text:span><text:span text:style-name="T1">plaintext: ByteArray = </text:span><text:span text:style-name="T4">"Hello Jakarta"</text:span><text:span text:style-name="T1">.</text:span><text:span text:style-name="T9">toByteArray</text:span><text:span text:style-name="T1">(Charsets.</text:span><text:span text:style-name="T7">UTF_8</text:span><text:span text:style-name="T1">)</text:span><text:line-break/><text:line-break/><text:span text:style-name="T1"> <text:s text:c="7"/></text:span><text:span text:style-name="T5">val </text:span><text:span text:style-name="T1">encryptedtext = encrypt(plaintext</text:span><text:span text:style-name="T5">, </text:span><text:span text:style-name="T1">key</text:span><text:span text:style-name="T5">, </text:span><text:span text:style-name="T1">iv)</text:span><text:line-break/><text:span text:style-name="T1"> <text:s text:c="7"/>Log.d(</text:span><text:span text:style-name="T6">LOG</text:span><text:span text:style-name="T5">, </text:span><text:span text:style-name="T1">encryptedtext.toString())</text:span><text:line-break/><text:line-break/><text:span text:style-name="T1"> <text:s text:c="7"/></text:span><text:span text:style-name="T5">val </text:span><text:span text:style-name="T1">decryptedtext = decrypt(encryptedtext</text:span><text:span text:style-name="T5">, </text:span><text:span text:style-name="T1">key</text:span><text:span text:style-name="T5">, </text:span><text:span text:style-name="T1">iv)</text:span><text:line-break/><text:span text:style-name="T1"> <text:s text:c="7"/>Log.d(</text:span><text:span text:style-name="T6">LOG</text:span><text:span text:style-name="T5">, </text:span><text:span text:style-name="T1">decryptedtext.</text:span><text:span text:style-name="T9">toString</text:span><text:span text:style-name="T1">(Charsets.</text:span><text:span text:style-name="T7">UTF_8</text:span><text:span text:style-name="T1">))</text:span><text:line-break/><text:span text:style-name="T1"> <text:s text:c="3"/>}</text:span><text:line-break/><text:line-break/><text:span text:style-name="T1"> <text:s text:c="3"/></text:span><text:span text:style-name="T5">fun </text:span><text:span text:style-name="T8">generateKey</text:span><text:span text:style-name="T1">() : SecretKey {</text:span><text:line-break/><text:span text:style-name="T1"> <text:s text:c="7"/></text:span><text:span text:style-name="T5">val </text:span><text:span text:style-name="T1">keygen = KeyGenerator.getInstance(</text:span><text:span text:style-name="T4">"AES"</text:span><text:span text:style-name="T1">)</text:span><text:line-break/><text:span text:style-name="T1"> <text:s text:c="7"/>keygen.init(</text:span><text:span text:style-name="T10">256</text:span><text:span text:style-name="T1">)</text:span><text:line-break/><text:span text:style-name="T1"> <text:s text:c="7"/></text:span><text:span text:style-name="T5">return </text:span><text:span text:style-name="T1">keygen.generateKey()</text:span><text:line-break/><text:span text:style-name="T1"> <text:s text:c="3"/>}</text:span><text:line-break/><text:line-break/><text:span text:style-name="T1"> <text:s text:c="3"/></text:span><text:span text:style-name="T5">fun </text:span><text:span text:style-name="T8">generateIv</text:span><text:span text:style-name="T1">() : ByteArray {</text:span><text:line-break/><text:span text:style-name="T1"> <text:s text:c="7"/></text:span><text:span text:style-name="T5">val </text:span><text:span text:style-name="T1">random = SecureRandom()</text:span><text:line-break/><text:span text:style-name="T1"> <text:s text:c="7"/></text:span><text:span text:style-name="T5">val </text:span><text:span text:style-name="T1">iv = ByteArray(</text:span><text:span text:style-name="T10">16</text:span><text:span text:style-name="T1">)</text:span><text:line-break/><text:span text:style-name="T1"> <text:s text:c="7"/>random.nextBytes(iv)</text:span><text:line-break/><text:span text:style-name="T1"> <text:s text:c="7"/></text:span><text:span text:style-name="T5">return </text:span><text:span text:style-name="T1">iv</text:span><text:line-break/><text:span text:style-name="T1"> <text:s text:c="3"/>}</text:span><text:line-break/><text:line-break/><text:span text:style-name="T1"> <text:s text:c="3"/></text:span><text:span text:style-name="T5">fun </text:span><text:span text:style-name="T8">encrypt</text:span><text:span text:style-name="T1">(plaintext: ByteArray</text:span><text:span text:style-name="T5">, </text:span><text:span text:style-name="T1">key: SecretKey</text:span><text:span text:style-name="T5">, </text:span><text:span text:style-name="T1">iv: ByteArray) : ByteArray {</text:span><text:line-break/><text:span text:style-name="T1"> <text:s text:c="7"/></text:span><text:span text:style-name="T5">val </text:span><text:span text:style-name="T1">spec = IvParameterSpec(iv)</text:span><text:line-break/><text:soft-page-break/><text:line-break/><text:span text:style-name="T1"> <text:s text:c="7"/></text:span><text:span text:style-name="T7">cipher</text:span><text:span text:style-name="T1">.init(Cipher.</text:span><text:span text:style-name="T6">ENCRYPT_MODE</text:span><text:span text:style-name="T5">, </text:span><text:span text:style-name="T1">key</text:span><text:span text:style-name="T5">, </text:span><text:span text:style-name="T1">spec)</text:span><text:line-break/><text:span text:style-name="T1"> <text:s text:c="7"/></text:span><text:span text:style-name="T5">return </text:span><text:span text:style-name="T7">cipher</text:span><text:span text:style-name="T1">.doFinal(plaintext)</text:span><text:line-break/><text:span text:style-name="T1"> <text:s text:c="3"/>}</text:span><text:line-break/><text:line-break/><text:span text:style-name="T1"> <text:s text:c="3"/></text:span><text:span text:style-name="T5">fun </text:span><text:span text:style-name="T8">decrypt</text:span><text:span text:style-name="T1">(ciphertext: ByteArray</text:span><text:span text:style-name="T5">, </text:span><text:span text:style-name="T1">key: SecretKey</text:span><text:span text:style-name="T5">, </text:span><text:span text:style-name="T1">iv: ByteArray) : ByteArray {</text:span><text:line-break/><text:span text:style-name="T1"> <text:s text:c="7"/></text:span><text:span text:style-name="T5">val </text:span><text:span text:style-name="T1">spec = IvParameterSpec(iv)</text:span><text:line-break/><text:line-break/><text:span text:style-name="T1"> <text:s text:c="7"/></text:span><text:span text:style-name="T7">cipher</text:span><text:span text:style-name="T1">.init(Cipher.</text:span><text:span text:style-name="T6">DECRYPT_MODE</text:span><text:span text:style-name="T5">, </text:span><text:span text:style-name="T1">key</text:span><text:span text:style-name="T5">, </text:span><text:span text:style-name="T1">spec)</text:span><text:line-break/><text:span text:style-name="T1"> <text:s text:c="7"/></text:span><text:span text:style-name="T5">return </text:span><text:span text:style-name="T7">cipher</text:span><text:span text:style-name="T1">.doFinal(ciphertext)</text:span><text:line-break/><text:span text:style-name="T1"> <text:s text:c="3"/>}</text:span><text:line-break/><text:span text:style-name="T1">}</text:span></text:p>
      <text:p text:style-name="P10"/>
      <text:p text:style-name="P14">To generate the key, we can use KeyGenerator.</text:p>
      <text:p text:style-name="P14"/>
      <text:p text:style-name="P14"><text:span text:style-name="T5">fun </text:span><text:span text:style-name="T8">generateKey</text:span><text:span text:style-name="T1">() : SecretKey {</text:span><text:line-break/><text:span text:style-name="T1"> <text:s text:c="3"/></text:span><text:span text:style-name="T5">val </text:span><text:span text:style-name="T1">keygen = KeyGenerator.getInstance(</text:span><text:span text:style-name="T4">"AES"</text:span><text:span text:style-name="T1">)</text:span><text:line-break/><text:span text:style-name="T1"> <text:s text:c="3"/>keygen.init(</text:span><text:span text:style-name="T10">256</text:span><text:span text:style-name="T1">)</text:span><text:line-break/><text:span text:style-name="T1"> <text:s text:c="3"/></text:span><text:span text:style-name="T5">return </text:span><text:span text:style-name="T1">keygen.generateKey()</text:span><text:line-break/><text:span text:style-name="T1">}</text:span></text:p>
      <text:p text:style-name="P14"/>
      <text:p text:style-name="P14">There are other algorithms for generating keys beside AES: AESWRAP, ARC4, BLOWFISH, ChaCha20, DES, etc.</text:p>
      <text:p text:style-name="P14"/>
      <text:p text:style-name="P14"><text:a xlink:type="simple" xlink:href="https://developer.android.com/guide/topics/security/cryptography#SupportedKeyGenerator" text:style-name="Internet_20_link" text:visited-style-name="Visited_20_Internet_20_Link">https://developer.android.com/guide/topics/security/cryptography#SupportedKeyGenerator</text:a></text:p>
      <text:p text:style-name="P14"/>
      <text:p text:style-name="P14">Then we need the initialization vector <text:span text:style-name="T11">(IV)</text:span>. This is the randomized bytes used in the first block of the block encryption.</text:p>
      <text:p text:style-name="P10"/>
      <text:p text:style-name="P15">So to decrypt the payload, we need both the key and the initialization vector.</text:p>
      <text:p text:style-name="P15"/>
      <text:p text:style-name="P15">We can generate IV with SecureRandom object.</text:p>
      <text:p text:style-name="P15"/>
      <text:p text:style-name="P15"><text:span text:style-name="T5">fun </text:span><text:span text:style-name="T8">generateIv</text:span><text:span text:style-name="T1">() : ByteArray {</text:span><text:line-break/><text:span text:style-name="T1"> <text:s text:c="3"/></text:span><text:span text:style-name="T5">val </text:span><text:span text:style-name="T1">random = SecureRandom()</text:span><text:line-break/><text:span text:style-name="T1"> <text:s text:c="3"/></text:span><text:span text:style-name="T5">val </text:span><text:span text:style-name="T1">iv = ByteArray(</text:span><text:span text:style-name="T10">16</text:span><text:span text:style-name="T1">)</text:span><text:line-break/><text:span text:style-name="T1"> <text:s text:c="3"/>random.nextBytes(iv)</text:span><text:line-break/><text:span text:style-name="T1"> <text:s text:c="3"/></text:span><text:span text:style-name="T5">return </text:span><text:span text:style-name="T1">iv</text:span><text:line-break/><text:span text:style-name="T1">}</text:span></text:p>
      <text:p text:style-name="P15"/>
      <text:p text:style-name="P15">Before encrypting and decrypting, we need to get the instance of Cipher.</text:p>
      <text:p text:style-name="P10"/>
      <text:p text:style-name="P10"><text:span text:style-name="T5">private val </text:span><text:span text:style-name="T7">cipher </text:span><text:span text:style-name="T1">= Cipher.getInstance(</text:span><text:span text:style-name="T4">"AES/CBC/PKCS5PADDING"</text:span><text:span text:style-name="T1">)</text:span></text:p>
      <text:p text:style-name="P10"/>
      <text:p text:style-name="P15">There are other algorithms for Cipher other than AES/CBC/PKCS5PADDING. The AES is the algorithm, the CBC is the Modes, the PKCS5PADDING is the Padding.</text:p>
      <text:p text:style-name="P15"/>
      <text:p text:style-name="P15">The complete combination can be seen here:</text:p>
      <text:p text:style-name="P15"/>
      <text:p text:style-name="P15"><text:a xlink:type="simple" xlink:href="https://developer.android.com/guide/topics/security/cryptography#SupportedCipher" text:style-name="Internet_20_link" text:visited-style-name="Visited_20_Internet_20_Link">https://developer.android.com/guide/topics/security/cryptography#SupportedCipher</text:a></text:p>
      <text:p text:style-name="P15"/>
      <text:p text:style-name="P15">To encrypt the payload, we can init the Cipher in encrypt mode before calling “doFinal” method.</text:p>
      <text:p text:style-name="P15"/>
      <text:p text:style-name="P15"><text:span text:style-name="T5">fun </text:span><text:span text:style-name="T8">encrypt</text:span><text:span text:style-name="T1">(plaintext: ByteArray</text:span><text:span text:style-name="T5">, </text:span><text:span text:style-name="T1">key: SecretKey</text:span><text:span text:style-name="T5">, </text:span><text:span text:style-name="T1">iv: ByteArray) : ByteArray {</text:span><text:line-break/><text:span text:style-name="T1"> <text:s text:c="3"/></text:span><text:span text:style-name="T5">val </text:span><text:span text:style-name="T1">spec = IvParameterSpec(iv)</text:span><text:line-break/><text:line-break/><text:span text:style-name="T1"> <text:s text:c="3"/></text:span><text:span text:style-name="T7">cipher</text:span><text:span text:style-name="T1">.init(Cipher.</text:span><text:span text:style-name="T6">ENCRYPT_MODE</text:span><text:span text:style-name="T5">, </text:span><text:span text:style-name="T1">key</text:span><text:span text:style-name="T5">, </text:span><text:span text:style-name="T1">spec)</text:span><text:line-break/><text:span text:style-name="T1"> <text:s text:c="3"/></text:span><text:span text:style-name="T5">return </text:span><text:span text:style-name="T7">cipher</text:span><text:span text:style-name="T1">.doFinal(plaintext)</text:span><text:line-break/><text:span text:style-name="T1">}</text:span></text:p>
      <text:p text:style-name="P15"><text:soft-page-break/></text:p>
      <text:p text:style-name="P15">To decrypt the payload, we can init the Cipher in decrypt mode before callign “doFinal” method.</text:p>
      <text:p text:style-name="P10"/>
      <text:p text:style-name="P10"><text:span text:style-name="T5">fun </text:span><text:span text:style-name="T8">decrypt</text:span><text:span text:style-name="T1">(ciphertext: ByteArray</text:span><text:span text:style-name="T5">, </text:span><text:span text:style-name="T1">key: SecretKey</text:span><text:span text:style-name="T5">, </text:span><text:span text:style-name="T1">iv: ByteArray) : ByteArray {</text:span><text:line-break/><text:span text:style-name="T1"> <text:s text:c="3"/></text:span><text:span text:style-name="T5">val </text:span><text:span text:style-name="T1">spec = IvParameterSpec(iv)</text:span><text:line-break/><text:line-break/><text:span text:style-name="T1"> <text:s text:c="3"/></text:span><text:span text:style-name="T7">cipher</text:span><text:span text:style-name="T1">.init(Cipher.</text:span><text:span text:style-name="T6">DECRYPT_MODE</text:span><text:span text:style-name="T5">, </text:span><text:span text:style-name="T1">key</text:span><text:span text:style-name="T5">, </text:span><text:span text:style-name="T1">spec)</text:span><text:line-break/><text:span text:style-name="T1"> <text:s text:c="3"/></text:span><text:span text:style-name="T5">return </text:span><text:span text:style-name="T7">cipher</text:span><text:span text:style-name="T1">.doFinal(ciphertext)</text:span><text:line-break/><text:span text:style-name="T1">}</text:span></text:p>
      <text:p text:style-name="P10"/>
      <text:p text:style-name="P16">If we ran the application, we would get this log.</text:p>
      <text:p text:style-name="P16"/>
      <text:p text:style-name="P16">2020-03-20 17:28:08.226 28553-28553/com.example.hellocryptography2 D/hello-cryptography: [B@a5f90a3</text:p>
      <text:p text:style-name="P16">2020-03-20 17:28:08.227 28553-28553/com.example.hellocryptography2 D/hello-cryptography: Hello Jakarta</text:p>
      <text:p text:style-name="P10"/>
      <text:p text:style-name="P10"/>
      <text:p text:style-name="P6">Asymmetric Cryptography</text:p>
      <text:p text:style-name="P17"/>
      <text:p text:style-name="P17">We can sign message to make sure its authenticity using asymmetric cryptography (public-private keys).</text:p>
      <text:p text:style-name="P17"/>
      <text:p text:style-name="P17">Create a new empty Activity project. Name it HelloCryptography3.</text:p>
      <text:p text:style-name="P17"/>
      <text:p text:style-name="P17">Edit app / java / com.example.hellocryptography3 / MainActivity.</text:p>
      <text:p text:style-name="P17"/>
      <text:p text:style-name="P17"><text:span text:style-name="T5">package </text:span><text:span text:style-name="T1">com.example.hellocryptography3</text:span><text:line-break/><text:line-break/><text:span text:style-name="T5">import </text:span><text:span text:style-name="T1">androidx.appcompat.app.AppCompatActivity</text:span><text:line-break/><text:span text:style-name="T5">import </text:span><text:span text:style-name="T1">android.os.Bundle</text:span><text:line-break/><text:span text:style-name="T5">import </text:span><text:span text:style-name="T1">android.util.Log</text:span><text:line-break/><text:span text:style-name="T5">import </text:span><text:span text:style-name="T1">java.security.*</text:span><text:line-break/><text:line-break/><text:line-break/><text:span text:style-name="T5">const val </text:span><text:span text:style-name="T6">LOG </text:span><text:span text:style-name="T1">= </text:span><text:span text:style-name="T4">"hello-cryptography"</text:span><text:line-break/><text:line-break/><text:span text:style-name="T5">class </text:span><text:span text:style-name="T1">MainActivity : AppCompatActivity() {</text:span><text:line-break/><text:line-break/><text:span text:style-name="T1"> <text:s text:c="3"/></text:span><text:span text:style-name="T5">override fun </text:span><text:span text:style-name="T8">onCreate</text:span><text:span text:style-name="T1">(savedInstanceState: Bundle?) {</text:span><text:line-break/><text:span text:style-name="T1"> <text:s text:c="7"/></text:span><text:span text:style-name="T5">super</text:span><text:span text:style-name="T1">.onCreate(savedInstanceState)</text:span><text:line-break/><text:span text:style-name="T1"> <text:s text:c="7"/>setContentView(R.layout.</text:span><text:span text:style-name="T6">activity_main</text:span><text:span text:style-name="T1">)</text:span><text:line-break/><text:line-break/><text:span text:style-name="T1"> <text:s text:c="7"/></text:span><text:span text:style-name="T5">val </text:span><text:span text:style-name="T1">keypair = generateKeyPair()</text:span><text:line-break/><text:span text:style-name="T1"> <text:s text:c="7"/></text:span><text:span text:style-name="T5">val </text:span><text:span text:style-name="T1">privateKey = keypair.</text:span><text:span text:style-name="T6">private</text:span><text:line-break/><text:span text:style-name="T6"> <text:s text:c="7"/></text:span><text:span text:style-name="T5">val </text:span><text:span text:style-name="T1">publicKey = keypair.</text:span><text:span text:style-name="T6">public</text:span><text:line-break/><text:span text:style-name="T6"> <text:s text:c="7"/></text:span><text:span text:style-name="T5">val </text:span><text:span text:style-name="T1">plaintext: ByteArray = </text:span><text:span text:style-name="T4">"HelloJakarta"</text:span><text:span text:style-name="T1">.</text:span><text:span text:style-name="T9">toByteArray</text:span><text:span text:style-name="T1">(Charsets.</text:span><text:span text:style-name="T7">UTF_8</text:span><text:span text:style-name="T1">)</text:span><text:line-break/><text:span text:style-name="T1"> <text:s text:c="7"/></text:span><text:span text:style-name="T5">val </text:span><text:span text:style-name="T1">signature = signMessage(plaintext</text:span><text:span text:style-name="T5">, </text:span><text:span text:style-name="T1">privateKey)</text:span><text:line-break/><text:span text:style-name="T1"> <text:s text:c="7"/></text:span><text:span text:style-name="T5">val </text:span><text:span text:style-name="T1">verified = verifyMessage(plaintext</text:span><text:span text:style-name="T5">, </text:span><text:span text:style-name="T1">signature</text:span><text:span text:style-name="T5">, </text:span><text:span text:style-name="T1">publicKey)</text:span><text:line-break/><text:line-break/><text:span text:style-name="T1"> <text:s text:c="7"/>Log.d(</text:span><text:span text:style-name="T6">LOG</text:span><text:span text:style-name="T5">, </text:span><text:span text:style-name="T1">verified.toString())</text:span><text:line-break/><text:span text:style-name="T1"> <text:s text:c="3"/>}</text:span><text:line-break/><text:line-break/><text:span text:style-name="T1"> <text:s text:c="3"/></text:span><text:span text:style-name="T5">fun </text:span><text:span text:style-name="T8">signMessage</text:span><text:span text:style-name="T1">(message: ByteArray</text:span><text:span text:style-name="T5">, </text:span><text:span text:style-name="T1">privateKey: PrivateKey): ByteArray {</text:span><text:line-break/><text:span text:style-name="T1"> <text:s text:c="7"/></text:span><text:span text:style-name="T5">val </text:span><text:span text:style-name="T1">s = Signature.getInstance(</text:span><text:span text:style-name="T4">"SHA256withDSA"</text:span><text:span text:style-name="T1">).</text:span><text:span text:style-name="T9">apply </text:span><text:span text:style-name="T2">{</text:span><text:line-break/><text:span text:style-name="T2"> <text:s text:c="11"/></text:span><text:span text:style-name="T1">initSign(privateKey)</text:span><text:line-break/><text:span text:style-name="T1"> <text:s text:c="11"/>update(message)</text:span><text:line-break/><text:span text:style-name="T1"> <text:s text:c="7"/></text:span><text:span text:style-name="T2">}</text:span><text:line-break/><text:span text:style-name="T2"> <text:s text:c="7"/></text:span><text:span text:style-name="T5">return </text:span><text:span text:style-name="T1">s.sign()</text:span><text:line-break/><text:soft-page-break/><text:span text:style-name="T1"> <text:s text:c="3"/>}</text:span><text:line-break/><text:line-break/><text:span text:style-name="T1"> <text:s text:c="3"/></text:span><text:span text:style-name="T5">fun </text:span><text:span text:style-name="T8">generateKeyPair</text:span><text:span text:style-name="T1">() : KeyPair {</text:span><text:line-break/><text:span text:style-name="T1"> <text:s text:c="7"/></text:span><text:span text:style-name="T5">val </text:span><text:span text:style-name="T1">kpg = KeyPairGenerator.getInstance(</text:span><text:span text:style-name="T4">"DSA"</text:span><text:span text:style-name="T1">)</text:span><text:line-break/><text:span text:style-name="T1"> <text:s text:c="7"/>kpg.initialize(</text:span><text:span text:style-name="T10">2048</text:span><text:span text:style-name="T1">)</text:span><text:line-break/><text:span text:style-name="T1"> <text:s text:c="7"/></text:span><text:span text:style-name="T5">return </text:span><text:span text:style-name="T1">kpg.generateKeyPair()</text:span><text:line-break/><text:span text:style-name="T1"> <text:s text:c="3"/>}</text:span><text:line-break/><text:line-break/><text:span text:style-name="T1"> <text:s text:c="3"/></text:span><text:span text:style-name="T5">fun </text:span><text:span text:style-name="T8">verifyMessage</text:span><text:span text:style-name="T1">(message: ByteArray</text:span><text:span text:style-name="T5">, </text:span><text:span text:style-name="T1">signature: ByteArray</text:span><text:span text:style-name="T5">, </text:span><text:span text:style-name="T1">publicKey: PublicKey): Boolean {</text:span><text:line-break/><text:span text:style-name="T1"> <text:s text:c="7"/></text:span><text:span text:style-name="T5">val </text:span><text:span text:style-name="T1">s = Signature.getInstance(</text:span><text:span text:style-name="T4">"SHA256withDSA"</text:span><text:span text:style-name="T1">).</text:span><text:span text:style-name="T9">apply </text:span><text:span text:style-name="T2">{</text:span><text:line-break/><text:span text:style-name="T2"> <text:s text:c="11"/></text:span><text:span text:style-name="T1">initVerify(publicKey)</text:span><text:line-break/><text:span text:style-name="T1"> <text:s text:c="11"/>update(message)</text:span><text:line-break/><text:span text:style-name="T1"> <text:s text:c="7"/></text:span><text:span text:style-name="T2">}</text:span><text:line-break/><text:span text:style-name="T2"> <text:s text:c="7"/></text:span><text:span text:style-name="T5">return </text:span><text:span text:style-name="T1">s.verify(signature)</text:span><text:line-break/><text:span text:style-name="T1"> <text:s text:c="3"/>}</text:span><text:line-break/><text:span text:style-name="T1">}</text:span></text:p>
      <text:p text:style-name="P17"/>
      <text:p text:style-name="P18">First, if we don’t have public and private keys, we must generate them using KeyPairGenerator.</text:p>
      <text:p text:style-name="P18"/>
      <text:p text:style-name="P18"><text:span text:style-name="T5">fun </text:span><text:span text:style-name="T8">generateKeyPair</text:span><text:span text:style-name="T1">() : KeyPair {</text:span><text:line-break/><text:span text:style-name="T1"> <text:s text:c="3"/></text:span><text:span text:style-name="T5">val </text:span><text:span text:style-name="T1">kpg = KeyPairGenerator.getInstance(</text:span><text:span text:style-name="T4">"DSA"</text:span><text:span text:style-name="T1">)</text:span><text:line-break/><text:span text:style-name="T1"> <text:s text:c="3"/>kpg.initialize(</text:span><text:span text:style-name="T10">2048</text:span><text:span text:style-name="T1">)</text:span><text:line-break/><text:span text:style-name="T1"> <text:s text:c="3"/></text:span><text:span text:style-name="T5">return </text:span><text:span text:style-name="T1">kpg.generateKeyPair()</text:span><text:line-break/><text:span text:style-name="T1">}</text:span></text:p>
      <text:p text:style-name="P18"/>
      <text:p text:style-name="P18">The “getInstance” method from “KeyPairGenerator” accepts algorithm. </text:p>
      <text:p text:style-name="P10"/>
      <text:p text:style-name="P18">There are other algorithms like “DH”, “EC”, “RSA”.</text:p>
      <text:p text:style-name="P18"/>
      <text:p text:style-name="P18"><text:a xlink:type="simple" xlink:href="https://developer.android.com/guide/topics/security/cryptography#SupportedKeyPairGenerator" text:style-name="Internet_20_link" text:visited-style-name="Visited_20_Internet_20_Link">https://developer.android.com/guide/topics/security/cryptography#SupportedKeyPairGenerator</text:a></text:p>
      <text:p text:style-name="P18"/>
      <text:p text:style-name="P19">The keysize is depended according to the algorithm.</text:p>
      <text:p text:style-name="P19"/>
      <text:p text:style-name="P19">We can find the correct keysize in this link:</text:p>
      <text:p text:style-name="P19"/>
      <text:p text:style-name="P19"><text:a xlink:type="simple" xlink:href="https://docs.oracle.com/javase/10/docs/api/java/security/KeyPairGenerator.html" text:style-name="Internet_20_link" text:visited-style-name="Visited_20_Internet_20_Link">https://docs.oracle.com/javase/10/docs/api/java/security/KeyPairGenerator.html</text:a></text:p>
      <text:p text:style-name="P19"/>
      <text:p text:style-name="P19">Then we can use private key to sign the message and the public key to verify the message and its signature.</text:p>
      <text:p text:style-name="P19"/>
      <text:p text:style-name="P19"><text:span text:style-name="T5">val </text:span><text:span text:style-name="T1">keypair = generateKeyPair()</text:span><text:line-break/><text:span text:style-name="T5">val </text:span><text:span text:style-name="T1">privateKey = keypair.</text:span><text:span text:style-name="T6">private</text:span><text:line-break/><text:span text:style-name="T5">val </text:span><text:span text:style-name="T1">publicKey = keypair.</text:span><text:span text:style-name="T6">public</text:span><text:line-break/><text:span text:style-name="T5">val </text:span><text:span text:style-name="T1">plaintext: ByteArray = </text:span><text:span text:style-name="T4">"HelloJakarta"</text:span><text:span text:style-name="T1">.</text:span><text:span text:style-name="T9">toByteArray</text:span><text:span text:style-name="T1">(Charsets.</text:span><text:span text:style-name="T7">UTF_8</text:span><text:span text:style-name="T1">)</text:span><text:line-break/><text:span text:style-name="T5">val </text:span><text:span text:style-name="T1">signature = signMessage(plaintext</text:span><text:span text:style-name="T5">, </text:span><text:span text:style-name="T1">privateKey)</text:span><text:line-break/><text:span text:style-name="T5">val </text:span><text:span text:style-name="T1">verified = verifyMessage(plaintext</text:span><text:span text:style-name="T5">, </text:span><text:span text:style-name="T1">signature</text:span><text:span text:style-name="T5">, </text:span><text:span text:style-name="T1">publicKey)</text:span></text:p>
      <text:p text:style-name="P19"/>
      <text:p text:style-name="P20">To sign the message, we can use the instance of Signature and its methods like “initSign” and “update”.</text:p>
      <text:p text:style-name="P20"/>
      <text:p text:style-name="P20"><text:span text:style-name="T5">fun </text:span><text:span text:style-name="T8">signMessage</text:span><text:span text:style-name="T1">(message: ByteArray</text:span><text:span text:style-name="T5">, </text:span><text:span text:style-name="T1">privateKey: PrivateKey): ByteArray {</text:span><text:line-break/><text:span text:style-name="T1"> <text:s text:c="3"/></text:span><text:span text:style-name="T5">val </text:span><text:span text:style-name="T1">s = Signature.getInstance(</text:span><text:span text:style-name="T4">"SHA256withDSA"</text:span><text:span text:style-name="T1">).</text:span><text:span text:style-name="T9">apply </text:span><text:span text:style-name="T2">{</text:span><text:line-break/><text:span text:style-name="T2"> <text:s text:c="7"/></text:span><text:span text:style-name="T1">initSign(privateKey)</text:span><text:line-break/><text:span text:style-name="T1"> <text:s text:c="7"/>update(message)</text:span><text:line-break/><text:span text:style-name="T1"> <text:s text:c="3"/></text:span><text:span text:style-name="T2">}</text:span><text:line-break/><text:span text:style-name="T2"> <text:s text:c="3"/></text:span><text:span text:style-name="T5">return </text:span><text:span text:style-name="T1">s.sign()</text:span><text:line-break/><text:span text:style-name="T1">}</text:span></text:p>
      <text:p text:style-name="P20"/>
      <text:p text:style-name="P21"><text:soft-page-break/>The algorithm in Signature must match with the algorithm in KeyPairGenerator. “DSA” matches with “SHA256withDSA”.</text:p>
      <text:p text:style-name="P21"/>
      <text:p text:style-name="P22">The full list of algorithms of Signature can be found here:</text:p>
      <text:p text:style-name="P22"/>
      <text:p text:style-name="P22"><text:a xlink:type="simple" xlink:href="https://developer.android.com/guide/topics/security/cryptography#SupportedSignature" text:style-name="Internet_20_link" text:visited-style-name="Visited_20_Internet_20_Link">https://developer.android.com/guide/topics/security/cryptography#SupportedSignature</text:a></text:p>
      <text:p text:style-name="P22"/>
      <text:p text:style-name="P23">The byte object of the signature can be gotten from the “sign” method.</text:p>
      <text:p text:style-name="P23"/>
      <text:p text:style-name="P23">To verify the message and its signature, we can use the instance of Signature and its methods like “initVerify” and “update” methods.</text:p>
      <text:p text:style-name="P23"/>
      <text:p text:style-name="P23"><text:span text:style-name="T5">fun </text:span><text:span text:style-name="T8">verifyMessage</text:span><text:span text:style-name="T1">(message: ByteArray</text:span><text:span text:style-name="T5">, </text:span><text:span text:style-name="T1">signature: ByteArray</text:span><text:span text:style-name="T5">, </text:span><text:span text:style-name="T1">publicKey: PublicKey): Boolean {</text:span><text:line-break/><text:span text:style-name="T1"> <text:s text:c="3"/></text:span><text:span text:style-name="T5">val </text:span><text:span text:style-name="T1">s = Signature.getInstance(</text:span><text:span text:style-name="T4">"SHA256withDSA"</text:span><text:span text:style-name="T1">).</text:span><text:span text:style-name="T9">apply </text:span><text:span text:style-name="T2">{</text:span><text:line-break/><text:span text:style-name="T2"> <text:s text:c="7"/></text:span><text:span text:style-name="T1">initVerify(publicKey)</text:span><text:line-break/><text:span text:style-name="T1"> <text:s text:c="7"/>update(message)</text:span><text:line-break/><text:span text:style-name="T1"> <text:s text:c="3"/></text:span><text:span text:style-name="T2">}</text:span><text:line-break/><text:span text:style-name="T2"> <text:s text:c="3"/></text:span><text:span text:style-name="T5">return </text:span><text:span text:style-name="T1">s.verify(signature)</text:span><text:line-break/><text:span text:style-name="T1">}</text:span></text:p>
      <text:p text:style-name="P23"/>
      <text:p text:style-name="P23">To verify the message we can use “verify” method.</text:p>
      <text:p text:style-name="P10"/>
      <text:p text:style-name="P24">If we ran the application, we would get this log.</text:p>
      <text:p text:style-name="P24"/>
      <text:p text:style-name="P24">2020-03-20 18:34:42.664 29439-29439/? D/hello-cryptography: true</text:p>
      <text:p text:style-name="P10"/>
      <text:p text:style-name="P7">Message Digest</text:p>
      <text:p text:style-name="P25"/>
      <text:p text:style-name="P26">Message digest is hashing. Hashing is producing input with any length to output with a fixed length. Hashing is like a commitment or pointer.</text:p>
      <text:p text:style-name="P26"/>
      <text:p text:style-name="P26">Create an empty Activity project. Name it HelloCryptography4.</text:p>
      <text:p text:style-name="P26"/>
      <text:p text:style-name="P26">Edit app / java / com.example.hellocryptography4 / MainActivity.</text:p>
      <text:p text:style-name="P26"/>
      <text:p text:style-name="P26"><text:span text:style-name="T5">package </text:span><text:span text:style-name="T1">com.example.hellocryptography4</text:span><text:line-break/><text:line-break/><text:span text:style-name="T5">import </text:span><text:span text:style-name="T1">androidx.appcompat.app.AppCompatActivity</text:span><text:line-break/><text:span text:style-name="T5">import </text:span><text:span text:style-name="T1">android.os.Bundle</text:span><text:line-break/><text:span text:style-name="T5">import </text:span><text:span text:style-name="T1">android.util.Log</text:span><text:line-break/><text:span text:style-name="T5">import </text:span><text:span text:style-name="T1">java.security.MessageDigest</text:span><text:line-break/><text:line-break/><text:line-break/><text:span text:style-name="T5">const val </text:span><text:span text:style-name="T6">LOG </text:span><text:span text:style-name="T1">= </text:span><text:span text:style-name="T4">"hello-cryptography"</text:span><text:line-break/><text:line-break/><text:span text:style-name="T12">// Code adapted from https://developer.android.com/guide/topics/security/cryptography</text:span><text:line-break/><text:span text:style-name="T5">class </text:span><text:span text:style-name="T1">MainActivity : AppCompatActivity() {</text:span><text:line-break/><text:line-break/><text:span text:style-name="T1"> <text:s text:c="3"/></text:span><text:span text:style-name="T5">override fun </text:span><text:span text:style-name="T8">onCreate</text:span><text:span text:style-name="T1">(savedInstanceState: Bundle?) {</text:span><text:line-break/><text:span text:style-name="T1"> <text:s text:c="7"/></text:span><text:span text:style-name="T5">super</text:span><text:span text:style-name="T1">.onCreate(savedInstanceState)</text:span><text:line-break/><text:span text:style-name="T1"> <text:s text:c="7"/>setContentView(R.layout.</text:span><text:span text:style-name="T6">activity_main</text:span><text:span text:style-name="T1">)</text:span><text:line-break/><text:line-break/><text:span text:style-name="T1"> <text:s text:c="7"/></text:span><text:span text:style-name="T5">val </text:span><text:span text:style-name="T1">plaintext: ByteArray = </text:span><text:span text:style-name="T4">"Hello Jakarta"</text:span><text:span text:style-name="T1">.</text:span><text:span text:style-name="T9">toByteArray</text:span><text:span text:style-name="T1">(Charsets.</text:span><text:span text:style-name="T7">UTF_8</text:span><text:span text:style-name="T1">)</text:span><text:line-break/><text:span text:style-name="T1"> <text:s text:c="7"/></text:span><text:span text:style-name="T5">val </text:span><text:span text:style-name="T1">md = MessageDigest.getInstance(</text:span><text:span text:style-name="T4">"SHA-256"</text:span><text:span text:style-name="T1">)</text:span><text:line-break/><text:span text:style-name="T1"> <text:s text:c="7"/></text:span><text:span text:style-name="T5">val </text:span><text:span text:style-name="T1">digest: ByteArray = md.digest(plaintext)</text:span><text:line-break/><text:line-break/><text:soft-page-break/><text:span text:style-name="T1"> <text:s text:c="7"/></text:span><text:span text:style-name="T5">val </text:span><text:span text:style-name="T1">hexstring = digest.</text:span><text:span text:style-name="T9">joinToString</text:span><text:span text:style-name="T1">(</text:span><text:span text:style-name="T4">""</text:span><text:span text:style-name="T1">) </text:span><text:span text:style-name="T2">{ </text:span><text:span text:style-name="T4">"%02x"</text:span><text:span text:style-name="T1">.</text:span><text:span text:style-name="T9">format</text:span><text:span text:style-name="T1">(</text:span><text:span text:style-name="T2">it</text:span><text:span text:style-name="T1">) </text:span><text:span text:style-name="T2">}</text:span><text:line-break/><text:span text:style-name="T2"> <text:s text:c="7"/></text:span><text:span text:style-name="T1">Log.d(</text:span><text:span text:style-name="T6">LOG</text:span><text:span text:style-name="T5">, </text:span><text:span text:style-name="T1">hexstring)</text:span><text:line-break/><text:span text:style-name="T1"> <text:s text:c="3"/>}</text:span><text:line-break/><text:span text:style-name="T1">}</text:span></text:p>
      <text:p text:style-name="P26"/>
      <text:p text:style-name="P27">We get the instance of MessageDigest. We have to supply the algorithms.</text:p>
      <text:p text:style-name="P27"/>
      <text:p text:style-name="P27"><text:span text:style-name="T5">val </text:span><text:span text:style-name="T1">md = MessageDigest.getInstance(</text:span><text:span text:style-name="T4">"SHA-256"</text:span><text:span text:style-name="T1">)</text:span></text:p>
      <text:p text:style-name="P27"/>
      <text:p text:style-name="P27">There are many algorithms like: MD5, SHA-1, SHA-224, etc.</text:p>
      <text:p text:style-name="P27"/>
      <text:p text:style-name="P27"><text:a xlink:type="simple" xlink:href="https://developer.android.com/guide/topics/security/cryptography#SupportedMessageDigest" text:style-name="Internet_20_link" text:visited-style-name="Visited_20_Internet_20_Link">https://developer.android.com/guide/topics/security/cryptography#SupportedMessageDigest</text:a></text:p>
      <text:p text:style-name="P27"/>
      <text:p text:style-name="P27">Then we digest out input to the hash output.</text:p>
      <text:p text:style-name="P27"/>
      <text:p text:style-name="P27"><text:span text:style-name="T5">val </text:span><text:span text:style-name="T1">digest: ByteArray = md.digest(plaintext)</text:span></text:p>
      <text:p text:style-name="P27"/>
      <text:p text:style-name="P27">Usually people like to see the output of the hashing in hexadecimal format.</text:p>
      <text:p text:style-name="P27"/>
      <text:p text:style-name="P27"><text:span text:style-name="T5">val </text:span><text:span text:style-name="T1">hexstring = digest.</text:span><text:span text:style-name="T9">joinToString</text:span><text:span text:style-name="T1">(</text:span><text:span text:style-name="T4">""</text:span><text:span text:style-name="T1">) </text:span><text:span text:style-name="T2">{ </text:span><text:span text:style-name="T4">"%02x"</text:span><text:span text:style-name="T1">.</text:span><text:span text:style-name="T9">format</text:span><text:span text:style-name="T1">(</text:span><text:span text:style-name="T2">it</text:span><text:span text:style-name="T1">) </text:span><text:span text:style-name="T2">}</text:span></text:p>
      <text:p text:style-name="P27"/>
      <text:p text:style-name="P27">If we ran the application, we would get this log.</text:p>
      <text:p text:style-name="P27"/>
      <text:p text:style-name="P27">2020-03-20 22:01:43.019 31637-31637/? D/hello-cryptography: 1b575fa89533a2ea440423663ad6f994dce64cecac48798daab2d4e4964bd0d9</text:p>
      <text:p text:style-name="P10"/>
      <text:p text:style-name="P8">Encrypted Shared Preferences</text:p>
      <text:p text:style-name="P28"/>
      <text:p text:style-name="P28">We can use the encrypted shared preferences.</text:p>
      <text:p text:style-name="P28"/>
      <text:p text:style-name="P29">Create a new empty Activity and name it HelloCryptography5.</text:p>
      <text:p text:style-name="P29"/>
      <text:p text:style-name="P29">Edit app / java / com.example.hellocryptography5 / MainActivity.</text:p>
      <text:p text:style-name="P29"/>
      <text:p text:style-name="P29"><text:span text:style-name="T5">package </text:span><text:span text:style-name="T1">com.example.hellocryptography5</text:span><text:line-break/><text:line-break/><text:span text:style-name="T5">import </text:span><text:span text:style-name="T1">androidx.appcompat.app.AppCompatActivity</text:span><text:line-break/><text:span text:style-name="T5">import </text:span><text:span text:style-name="T1">android.os.Bundle</text:span><text:line-break/><text:span text:style-name="T5">import </text:span><text:span text:style-name="T1">android.util.Log</text:span><text:line-break/><text:span text:style-name="T5">import </text:span><text:span text:style-name="T1">androidx.security.crypto.EncryptedSharedPreferences</text:span><text:line-break/><text:span text:style-name="T5">import </text:span><text:span text:style-name="T1">androidx.security.crypto.MasterKeys</text:span><text:line-break/><text:line-break/><text:line-break/><text:span text:style-name="T5">const val </text:span><text:span text:style-name="T6">LOG </text:span><text:span text:style-name="T1">= </text:span><text:span text:style-name="T4">"hello-cryptography"</text:span><text:line-break/><text:line-break/><text:span text:style-name="T5">class </text:span><text:span text:style-name="T1">MainActivity : AppCompatActivity() {</text:span><text:line-break/><text:line-break/><text:span text:style-name="T1"> <text:s text:c="3"/></text:span><text:span text:style-name="T5">override fun </text:span><text:span text:style-name="T8">onCreate</text:span><text:span text:style-name="T1">(savedInstanceState: Bundle?) {</text:span><text:line-break/><text:span text:style-name="T1"> <text:s text:c="7"/></text:span><text:span text:style-name="T5">super</text:span><text:span text:style-name="T1">.onCreate(savedInstanceState)</text:span><text:line-break/><text:span text:style-name="T1"> <text:s text:c="7"/>setContentView(R.layout.</text:span><text:span text:style-name="T6">activity_main</text:span><text:span text:style-name="T1">)</text:span><text:line-break/><text:line-break/><text:span text:style-name="T1"> <text:s text:c="7"/></text:span><text:span text:style-name="T5">val </text:span><text:span text:style-name="T1">masterKeyAlias = MasterKeys.getOrCreate(MasterKeys.</text:span><text:span text:style-name="T6">AES256_GCM_SPEC</text:span><text:span text:style-name="T1">)</text:span><text:line-break/><text:line-break/><text:span text:style-name="T1"> <text:s text:c="7"/></text:span><text:span text:style-name="T5">val </text:span><text:span text:style-name="T1">sharedPreferences = EncryptedSharedPreferences.create(</text:span><text:line-break/><text:span text:style-name="T1"> <text:s text:c="15"/></text:span><text:span text:style-name="T4">"encrypted_shared_preferences"</text:span><text:span text:style-name="T5">,</text:span><text:line-break/><text:span text:style-name="T5"> <text:s text:c="15"/></text:span><text:span text:style-name="T1">masterKeyAlias</text:span><text:span text:style-name="T5">,</text:span><text:line-break/><text:span text:style-name="T5"> <text:s text:c="15"/></text:span><text:span text:style-name="T6">applicationContext</text:span><text:span text:style-name="T5">,</text:span><text:line-break/><text:span text:style-name="T5"> <text:s text:c="15"/></text:span><text:span text:style-name="T1">EncryptedSharedPreferences.PrefKeyEncryptionScheme.</text:span><text:span text:style-name="T7">AES256_SIV</text:span><text:span text:style-name="T5">,</text:span><text:line-break/><text:soft-page-break/><text:span text:style-name="T5"> <text:s text:c="15"/></text:span><text:span text:style-name="T1">EncryptedSharedPreferences.PrefValueEncryptionScheme.</text:span><text:span text:style-name="T7">AES256_GCM</text:span><text:line-break/><text:span text:style-name="T7"> <text:s text:c="7"/></text:span><text:span text:style-name="T1">)</text:span><text:line-break/><text:line-break/><text:span text:style-name="T1"> <text:s text:c="7"/></text:span><text:span text:style-name="T3">with</text:span><text:span text:style-name="T1">(sharedPreferences.edit()) </text:span><text:span text:style-name="T2">{</text:span><text:line-break/><text:span text:style-name="T2"> <text:s text:c="11"/></text:span><text:span text:style-name="T1">putInt(</text:span><text:span text:style-name="T4">"number"</text:span><text:span text:style-name="T5">, </text:span><text:span text:style-name="T10">1</text:span><text:span text:style-name="T1">)</text:span><text:line-break/><text:span text:style-name="T1"> <text:s text:c="11"/>commit()</text:span><text:line-break/><text:span text:style-name="T1"> <text:s text:c="7"/></text:span><text:span text:style-name="T2">}</text:span><text:line-break/><text:line-break/><text:span text:style-name="T2"> <text:s text:c="7"/></text:span><text:span text:style-name="T1">Thread.sleep(</text:span><text:span text:style-name="T10">1000</text:span><text:span text:style-name="T1">)</text:span><text:line-break/><text:line-break/><text:span text:style-name="T1"> <text:s text:c="7"/></text:span><text:span text:style-name="T5">val </text:span><text:span text:style-name="T1">value = sharedPreferences.getInt(</text:span><text:span text:style-name="T4">"number"</text:span><text:span text:style-name="T5">, </text:span><text:span text:style-name="T10">0</text:span><text:span text:style-name="T1">)</text:span><text:line-break/><text:span text:style-name="T1"> <text:s text:c="7"/>Log.d(</text:span><text:span text:style-name="T6">LOG</text:span><text:span text:style-name="T5">, </text:span><text:span text:style-name="T1">value.toString())</text:span><text:line-break/><text:span text:style-name="T1"> <text:s text:c="3"/>}</text:span><text:line-break/><text:span text:style-name="T1">}</text:span></text:p>
      <text:p text:style-name="P29"/>
      <text:p text:style-name="P29">The difference to the normal SharedPreferences is we use master key alias and EncryptedSharedPreferences.</text:p>
      <text:p text:style-name="P29"/>
      <text:p text:style-name="P29"><text:span text:style-name="T5">val </text:span><text:span text:style-name="T1">masterKeyAlias = MasterKeys.getOrCreate(MasterKeys.</text:span><text:span text:style-name="T6">AES256_GCM_SPEC</text:span><text:span text:style-name="T1">)</text:span><text:line-break/><text:line-break/><text:span text:style-name="T5">val </text:span><text:span text:style-name="T1">sharedPreferences = EncryptedSharedPreferences.create(</text:span><text:line-break/><text:span text:style-name="T1"> <text:s text:c="7"/></text:span><text:span text:style-name="T4">"encrypted_shared_preferences"</text:span><text:span text:style-name="T5">,</text:span><text:line-break/><text:span text:style-name="T5"> <text:s text:c="7"/></text:span><text:span text:style-name="T1">masterKeyAlias</text:span><text:span text:style-name="T5">,</text:span><text:line-break/><text:span text:style-name="T5"> <text:s text:c="7"/></text:span><text:span text:style-name="T6">applicationContext</text:span><text:span text:style-name="T5">,</text:span><text:line-break/><text:span text:style-name="T5"> <text:s text:c="7"/></text:span><text:span text:style-name="T1">EncryptedSharedPreferences.PrefKeyEncryptionScheme.</text:span><text:span text:style-name="T7">AES256_SIV</text:span><text:span text:style-name="T5">,</text:span><text:line-break/><text:span text:style-name="T5"> <text:s text:c="7"/></text:span><text:span text:style-name="T1">EncryptedSharedPreferences.PrefValueEncryptionScheme.</text:span><text:span text:style-name="T7">AES256_GCM</text:span><text:line-break/><text:span text:style-name="T1">)</text:span></text:p>
      <text:p text:style-name="P29"/>
      <text:p text:style-name="P30">If we ran the application, we would get this log.</text:p>
      <text:p text:style-name="P30"/>
      <text:p text:style-name="P30">2020-03-21 18:52:44.594 3463-3463/com.example.hellocryptography5 D/hello-cryptography: 1</text:p>
      <text:p text:style-name="P10"/>
      <text:p text:style-name="P10"/>
      <text:p text:style-name="P33">Optional Readings</text:p>
      <text:p text:style-name="P10"/>
      <text:p text:style-name="P31"><text:a xlink:type="simple" xlink:href="https://developer.android.com/guide/topics/security/cryptography" text:style-name="Internet_20_link" text:visited-style-name="Visited_20_Internet_20_Link">https://developer.android.com/guide/topics/security/cryptography</text:a></text:p>
      <text:p text:style-name="P31"/>
      <text:p text:style-name="P31"><text:a xlink:type="simple" xlink:href="https://developer.android.com/training/articles/keystore" text:style-name="Internet_20_link" text:visited-style-name="Visited_20_Internet_20_Link">https://developer.android.com/training/articles/keystore</text:a></text:p>
      <text:p text:style-name="P10"/>
      <text:p text:style-name="P34">Exercise<text:span text:style-name="T13">s</text:span></text:p>
      <text:p text:style-name="P10"/>
      <text:p text:style-name="P31">1. Use Keystore to encrypt and decrypt message or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48:43.580859736</meta:creation-date>
    <dc:date>2020-04-01T02:25:03.077719391</dc:date>
    <meta:editing-duration>PT4H51M21S</meta:editing-duration>
    <meta:editing-cycles>20</meta:editing-cycles>
    <meta:generator>LibreOffice/6.2.4.2$MacOSX_X86_64 LibreOffice_project/2412653d852ce75f65fbfa83fb7e7b669a126d64</meta:generator>
    <meta:document-statistic meta:table-count="0" meta:image-count="0" meta:object-count="0" meta:page-count="9" meta:paragraph-count="109" meta:word-count="1422" meta:character-count="15047" meta:non-whitespace-character-count="12507"/>
  </office:meta>
</office:document-meta>
</file>